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A000001DC3175EFD247FCB38D.png" manifest:media-type="image/png"/>
  <manifest:file-entry manifest:full-path="Pictures/10000000000002BA000001DC7ED2D963C2DD85D1.png" manifest:media-type="image/png"/>
  <manifest:file-entry manifest:full-path="Pictures/10000000000002BA000001DC975FB9797311D407.png" manifest:media-type="image/png"/>
  <manifest:file-entry manifest:full-path="Pictures/10000000000002BA000001DC9DE297B98CE438DB.png" manifest:media-type="image/png"/>
  <manifest:file-entry manifest:full-path="Pictures/10000000000002BA000001DC0FEE5853A874C32F.png" manifest:media-type="image/png"/>
  <manifest:file-entry manifest:full-path="Pictures/10000000000002BA000001DCCBD0A2477A4C28A2.png" manifest:media-type="image/png"/>
  <manifest:file-entry manifest:full-path="Pictures/10000000000002BA000001DCB8E4D7FD966D83DB.png" manifest:media-type="image/png"/>
  <manifest:file-entry manifest:full-path="Pictures/10000000000002BA000001DC0CECBB68ABDE522C.png" manifest:media-type="image/png"/>
  <manifest:file-entry manifest:full-path="Pictures/10000000000002BA000001DCE53CB15C461A6AF1.png" manifest:media-type="image/png"/>
  <manifest:file-entry manifest:full-path="Pictures/10000000000002BA000001DCF000191AB1952B08.png" manifest:media-type="image/png"/>
  <manifest:file-entry manifest:full-path="Pictures/10000000000002BA000001DC34B095433CCD9410.png" manifest:media-type="image/png"/>
  <manifest:file-entry manifest:full-path="Pictures/10000000000002BA000001DCC6814C1034F3DEC3.png" manifest:media-type="image/png"/>
  <manifest:file-entry manifest:full-path="Pictures/10000000000002BA000001DC6CE02E1669C8C348.png" manifest:media-type="image/png"/>
  <manifest:file-entry manifest:full-path="Pictures/10000000000002BA000001DCF641CAFA9484E2BE.png" manifest:media-type="image/png"/>
  <manifest:file-entry manifest:full-path="Pictures/10000000000002BA000001DCDDAAD2088F1D2BCA.png" manifest:media-type="image/png"/>
  <manifest:file-entry manifest:full-path="Pictures/10000000000002BA000001DC38D465F139081CAB.png" manifest:media-type="image/png"/>
  <manifest:file-entry manifest:full-path="Pictures/10000000000002BA000001DC9410752B1118DAC2.png" manifest:media-type="image/png"/>
  <manifest:file-entry manifest:full-path="Pictures/10000000000002BA000001DCB299F159966D4635.png" manifest:media-type="image/png"/>
  <manifest:file-entry manifest:full-path="Pictures/10000000000002BA000001DC9980E2269EC6E2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7e0021" draw:fill-color="#7e0021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ff" draw:fill-color="#0000ff" draw:textarea-horizontal-align="justify" draw:textarea-vertical-align="middle" draw:auto-grow-height="fals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f00cc" draw:fill-color="#ff00cc" draw:textarea-horizontal-align="justify" draw:textarea-vertical-align="middle" draw:auto-grow-height="false" fo:min-height="0.004cm" fo:min-width="0cm"/>
    </style:style>
    <style:style style:name="gr6" style:family="graphic" style:parent-style-name="objectwithoutfill">
      <style:graphic-properties draw:stroke="dash" draw:stroke-dash="Ultrafine_20_Dashed" svg:stroke-width="0.102cm" svg:stroke-color="#66ccff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7e0021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00cc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ffff" fo:font-style="italic" fo:text-shadow="1pt 1pt" fo:font-weight="bold" fo:background-color="#66ccff" style:font-style-asian="italic" style:font-weight-asian="bold" style:font-style-complex="italic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ffff" fo:font-size="13pt" fo:font-style="italic" fo:text-shadow="1pt 1pt" fo:font-weight="bold" fo:background-color="#66ccff" style:font-size-asian="13pt" style:font-style-asian="italic" style:font-weight-asian="bold" style:font-size-complex="13pt" style:font-style-complex="italic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369cm" svg:height="13.208cm" svg:x="4.001cm" svg:y="2.626cm">
          <draw:image xlink:href="Pictures/10000000000002BA000001DC6CE02E1669C8C348.png" xlink:type="simple" xlink:show="embed" xlink:actuate="onLoad">
            <text:p/>
          </draw:image>
        </draw:frame>
        <draw:custom-shape draw:style-name="gr2" draw:text-style-name="P2" draw:layer="layout" svg:width="0.204cm" svg:height="0.203cm" svg:x="14.927cm" svg:y="6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56cm" svg:height="0.356cm" svg:x="14.855cm" svg:y="8.46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1.105cm" svg:height="14.392cm" svg:x="3.55cm" svg:y="3.338cm">
          <draw:image xlink:href="Pictures/10000000000002BA000001DCE53CB15C461A6AF1.png" xlink:type="simple" xlink:show="embed" xlink:actuate="onLoad">
            <text:p/>
          </draw:image>
        </draw:frame>
        <draw:custom-shape draw:style-name="gr2" draw:text-style-name="P2" draw:layer="layout" svg:width="0.204cm" svg:height="0.203cm" svg:x="15.328cm" svg:y="7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56cm" svg:height="0.356cm" svg:x="15.256cm" svg:y="9.46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0.254cm" svg:height="0.254cm" svg:x="15.34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1.105cm" svg:height="14.392cm" svg:x="3.55cm" svg:y="3.338cm">
          <draw:image xlink:href="Pictures/10000000000002BA000001DCCBD0A2477A4C28A2.png" xlink:type="simple" xlink:show="embed" xlink:actuate="onLoad">
            <text:p/>
          </draw:image>
        </draw:frame>
        <draw:custom-shape draw:style-name="gr2" draw:text-style-name="P2" draw:layer="layout" svg:width="0.204cm" svg:height="0.203cm" svg:x="15.429cm" svg:y="7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1.105cm" svg:height="14.392cm" svg:x="3.55cm" svg:y="3.338cm">
          <draw:image xlink:href="Pictures/10000000000002BA000001DC0FEE5853A874C32F.png" xlink:type="simple" xlink:show="embed" xlink:actuate="onLoad">
            <text:p/>
          </draw:image>
        </draw:frame>
        <draw:custom-shape draw:style-name="gr3" draw:text-style-name="P3" draw:layer="layout" svg:width="0.356cm" svg:height="0.356cm" svg:x="15.357cm" svg:y="8.4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204cm" svg:height="0.203cm" svg:x="15.43cm" svg:y="7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1.105cm" svg:height="14.392cm" svg:x="3.55cm" svg:y="3.338cm">
          <draw:image xlink:href="Pictures/10000000000002BA000001DC34B095433CCD9410.png" xlink:type="simple" xlink:show="embed" xlink:actuate="onLoad">
            <text:p/>
          </draw:image>
        </draw:frame>
        <draw:custom-shape draw:style-name="gr2" draw:text-style-name="P2" draw:layer="layout" svg:width="0.204cm" svg:height="0.203cm" svg:x="10.731cm" svg:y="7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56cm" svg:height="0.356cm" svg:x="10.658cm" svg:y="8.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0.254cm" svg:height="0.254cm" svg:x="10.64cm" svg:y="10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1.105cm" svg:height="14.392cm" svg:x="3.55cm" svg:y="3.338cm">
          <draw:image xlink:href="Pictures/10000000000002BA000001DCDDAAD2088F1D2BCA.png" xlink:type="simple" xlink:show="embed" xlink:actuate="onLoad">
            <text:p/>
          </draw:image>
        </draw:frame>
        <draw:custom-shape draw:style-name="gr2" draw:text-style-name="P2" draw:layer="layout" svg:width="0.204cm" svg:height="0.203cm" svg:x="14.532cm" svg:y="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56cm" svg:height="0.356cm" svg:x="14.459cm" svg:y="9.4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0.254cm" svg:height="0.254cm" svg:x="14.441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1.105cm" svg:height="14.392cm" svg:x="3.55cm" svg:y="3.338cm">
          <draw:image xlink:href="Pictures/10000000000002BA000001DC38D465F139081CAB.png" xlink:type="simple" xlink:show="embed" xlink:actuate="onLoad">
            <text:p/>
          </draw:image>
        </draw:frame>
        <draw:custom-shape draw:style-name="gr2" draw:text-style-name="P2" draw:layer="layout" svg:width="0.204cm" svg:height="0.203cm" svg:x="15.633cm" svg:y="7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56cm" svg:height="0.356cm" svg:x="15.56cm" svg:y="9.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0.254cm" svg:height="0.254cm" svg:x="15.642cm" svg:y="10.5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1.105cm" svg:height="14.392cm" svg:x="3.55cm" svg:y="3.338cm">
          <draw:image xlink:href="Pictures/10000000000002BA000001DCB8E4D7FD966D83DB.png" xlink:type="simple" xlink:show="embed" xlink:actuate="onLoad">
            <text:p/>
          </draw:image>
        </draw:frame>
        <draw:custom-shape draw:style-name="gr2" draw:text-style-name="P2" draw:layer="layout" svg:width="0.204cm" svg:height="0.203cm" svg:x="16.129cm" svg:y="8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56cm" svg:height="0.356cm" svg:x="16.057cm" svg:y="10.06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0.254cm" svg:height="0.254cm" svg:x="16.141cm" svg:y="11.9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1.105cm" svg:height="14.392cm" svg:x="3.55cm" svg:y="3.338cm">
          <draw:image xlink:href="Pictures/10000000000002BA000001DCB299F159966D4635.png" xlink:type="simple" xlink:show="embed" xlink:actuate="onLoad">
            <text:p/>
          </draw:image>
        </draw:frame>
        <draw:custom-shape draw:style-name="gr2" draw:text-style-name="P2" draw:layer="layout" svg:width="0.204cm" svg:height="0.203cm" svg:x="14.93cm" svg:y="8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56cm" svg:height="0.356cm" svg:x="14.858cm" svg:y="10.36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21.105cm" svg:height="14.392cm" svg:x="3.55cm" svg:y="3.338cm">
          <draw:image xlink:href="Pictures/10000000000002BA000001DC9980E2269EC6E2AF.png" xlink:type="simple" xlink:show="embed" xlink:actuate="onLoad">
            <text:p/>
          </draw:image>
        </draw:frame>
        <draw:custom-shape draw:style-name="gr2" draw:text-style-name="P2" draw:layer="layout" svg:width="0.204cm" svg:height="0.203cm" svg:x="13.83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21.105cm" svg:height="14.392cm" svg:x="3.55cm" svg:y="3.338cm">
          <draw:image xlink:href="Pictures/10000000000002BA000001DC9410752B1118DAC2.png" xlink:type="simple" xlink:show="embed" xlink:actuate="onLoad">
            <text:p/>
          </draw:image>
        </draw:frame>
        <draw:custom-shape draw:style-name="gr3" draw:text-style-name="P3" draw:layer="layout" svg:width="0.356cm" svg:height="0.356cm" svg:x="15.959cm" svg:y="9.1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204cm" svg:height="0.203cm" svg:x="16.032cm" svg:y="7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16.041cm" svg:y="10.7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56cm" svg:height="0.356cm" svg:x="9.06cm" svg:y="8.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356cm" svg:height="0.356cm" svg:x="12.961cm" svg:y="10.87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356cm" svg:height="0.356cm" svg:x="14.962cm" svg:y="13.7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356cm" svg:height="0.356cm" svg:x="16.963cm" svg:y="14.6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356cm" svg:height="0.356cm" svg:x="18.864cm" svg:y="15.0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356cm" svg:height="0.356cm" svg:x="20.865cm" svg:y="15.2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464cm" svg:height="0.536cm" svg:x="10.966cm" svg:y="6.4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21.105cm" svg:height="14.392cm" svg:x="3.55cm" svg:y="3.338cm">
          <draw:image xlink:href="Pictures/10000000000002BA000001DC0CECBB68ABDE522C.png" xlink:type="simple" xlink:show="embed" xlink:actuate="onLoad">
            <text:p/>
          </draw:image>
        </draw:frame>
        <draw:custom-shape draw:style-name="gr3" draw:text-style-name="P3" draw:layer="layout" svg:width="0.356cm" svg:height="0.356cm" svg:x="15.96cm" svg:y="9.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0.254cm" svg:height="0.254cm" svg:x="16.042cm" svg:y="10.7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04cm" svg:height="0.203cm" svg:x="16.033cm" svg:y="7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21.105cm" svg:height="14.392cm" svg:x="3.55cm" svg:y="3.338cm">
          <draw:image xlink:href="Pictures/10000000000002BA000001DCF641CAFA9484E2BE.png" xlink:type="simple" xlink:show="embed" xlink:actuate="onLoad">
            <text:p/>
          </draw:image>
        </draw:frame>
        <draw:custom-shape draw:style-name="gr2" draw:text-style-name="P2" draw:layer="layout" svg:width="0.204cm" svg:height="0.203cm" svg:x="14.934cm" svg:y="7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56cm" svg:height="0.356cm" svg:x="14.861cm" svg:y="8.87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21.105cm" svg:height="14.392cm" svg:x="3.55cm" svg:y="3.338cm">
          <draw:image xlink:href="Pictures/10000000000002BA000001DCF000191AB1952B08.png" xlink:type="simple" xlink:show="embed" xlink:actuate="onLoad">
            <text:p/>
          </draw:image>
        </draw:frame>
        <draw:custom-shape draw:style-name="gr2" draw:text-style-name="P2" draw:layer="layout" svg:width="0.204cm" svg:height="0.203cm" svg:x="14.935cm" svg:y="7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56cm" svg:height="0.356cm" svg:x="14.862cm" svg:y="8.8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21.105cm" svg:height="14.392cm" svg:x="3.55cm" svg:y="3.338cm">
          <draw:image xlink:href="Pictures/10000000000002BA000001DCC6814C1034F3DEC3.png" xlink:type="simple" xlink:show="embed" xlink:actuate="onLoad">
            <text:p/>
          </draw:image>
        </draw:frame>
        <draw:frame draw:style-name="gr1" draw:text-style-name="P1" draw:layer="layout" svg:width="21.105cm" svg:height="14.392cm" svg:x="3.55cm" svg:y="3.338cm">
          <draw:image xlink:href="Pictures/10000000000002BA000001DCC6814C1034F3DEC3.png" xlink:type="simple" xlink:show="embed" xlink:actuate="onLoad">
            <text:p/>
          </draw:image>
        </draw:frame>
        <draw:line draw:style-name="gr6" draw:text-style-name="P1" draw:layer="layout" svg:x1="19.712cm" svg:y1="8.79cm" svg:x2="19.712cm" svg:y2="16.664cm">
          <text:p/>
        </draw:line>
        <draw:line draw:style-name="gr6" draw:text-style-name="P1" draw:layer="layout" svg:x1="22.606cm" svg:y1="9.627cm" svg:x2="5.08cm" svg:y2="9.627cm">
          <text:p/>
        </draw:line>
        <draw:frame draw:style-name="gr7" draw:text-style-name="P7" draw:layer="layout" svg:width="6.404cm" svg:height="0.763cm" svg:x="10.446cm" svg:y="8.706cm">
          <draw:text-box>
            <text:p text:style-name="P6"><text:span text:style-name="T1"><text:s/></text:span><text:span text:style-name="T1">Cosmic ray expectation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8" draw:text-style-name="P6" draw:layer="layout" svg:width="14.884cm" svg:height="10.149cm" svg:x="0cm" svg:y="0.086cm">
          <draw:image xlink:href="Pictures/10000000000002BA000001DC975FB9797311D407.png" xlink:type="simple" xlink:show="embed" xlink:actuate="onLoad">
            <text:p/>
          </draw:image>
        </draw:frame>
        <draw:frame draw:style-name="gr8" draw:text-style-name="P6" draw:layer="layout" svg:width="14.884cm" svg:height="10.149cm" svg:x="13.895cm" svg:y="0.086cm">
          <draw:image xlink:href="Pictures/10000000000002BA000001DC7ED2D963C2DD85D1.png" xlink:type="simple" xlink:show="embed" xlink:actuate="onLoad">
            <text:p/>
          </draw:image>
        </draw:frame>
        <draw:frame draw:style-name="gr8" draw:text-style-name="P6" draw:layer="layout" svg:width="14.884cm" svg:height="10.149cm" svg:x="0cm" svg:y="10.171cm">
          <draw:image xlink:href="Pictures/10000000000002BA000001DC9DE297B98CE438DB.png" xlink:type="simple" xlink:show="embed" xlink:actuate="onLoad">
            <text:p/>
          </draw:image>
        </draw:frame>
        <draw:frame draw:style-name="gr8" draw:text-style-name="P6" draw:layer="layout" svg:width="14.884cm" svg:height="10.149cm" svg:x="13.895cm" svg:y="10.171cm">
          <draw:image xlink:href="Pictures/10000000000002BA000001DC3175EFD247FCB38D.png" xlink:type="simple" xlink:show="embed" xlink:actuate="onLoad">
            <text:p/>
          </draw:image>
        </draw:frame>
        <draw:frame draw:style-name="gr9" draw:text-style-name="P10" draw:layer="layout" svg:width="8.128cm" svg:height="0.962cm" svg:x="4.826cm" svg:y="5.08cm">
          <draw:text-box>
            <text:p text:style-name="P9"><text:span text:style-name="T2">(0 cm &lt; z &lt; 22.5 cm)</text:span></text:p>
          </draw:text-box>
        </draw:frame>
        <draw:frame draw:style-name="gr9" draw:text-style-name="P10" draw:layer="layout" svg:width="8.128cm" svg:height="0.962cm" svg:x="18.726cm" svg:y="5.08cm">
          <draw:text-box>
            <text:p text:style-name="P9"><text:span text:style-name="T2">(22.5 cm &lt; z &lt; 45 cm)</text:span></text:p>
          </draw:text-box>
        </draw:frame>
        <draw:frame draw:style-name="gr9" draw:text-style-name="P10" draw:layer="layout" svg:width="8.128cm" svg:height="0.962cm" svg:x="4.826cm" svg:y="14.786cm">
          <draw:text-box>
            <text:p text:style-name="P9"><text:span text:style-name="T2">(45 cm &lt; z &lt; 67.5 cm)</text:span></text:p>
          </draw:text-box>
        </draw:frame>
        <draw:frame draw:style-name="gr9" draw:text-style-name="P10" draw:layer="layout" svg:width="8.128cm" svg:height="0.962cm" svg:x="18.726cm" svg:y="14.786cm">
          <draw:text-box>
            <text:p text:style-name="P9"><text:span text:style-name="T2">(67.5 cm &lt; z &lt; 90 cm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6T11:18:09.323779873</meta:creation-date>
    <dc:date>2017-08-06T14:52:18.201781895</dc:date>
    <meta:editing-duration>PT55M16S</meta:editing-duration>
    <meta:editing-cycles>11</meta:editing-cycles>
    <meta:generator>LibreOffice/5.1.6.2$Linux_X86_64 LibreOffice_project/10m0$Build-2</meta:generator>
    <meta:document-statistic meta:object-count="120"/>
  </office:meta>
</office:document-meta>
</file>